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language="uk" fo:country="UA" style:font-size-asian="14pt" style:language-asian="ar" style:country-asian="SA" style:font-size-complex="14pt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line-height="150%"/>
      <style:text-properties fo:language="uk" fo:country="UA" style:language-asian="ar" style:country-asian="SA"/>
    </style:style>
    <style:style style:name="P6" style:family="paragraph" style:parent-style-name="Standard">
      <style:paragraph-properties fo:line-height="150%" fo:text-align="justify" style:justify-single-word="false"/>
      <style:text-properties fo:language="uk" fo:country="UA" style:language-asian="ar" style:country-asian="SA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0626in" fo:margin-right="0in" fo:line-height="150%" fo:text-indent="3.7772in" style:auto-text-indent="false"/>
      <style:text-properties fo:language="uk" fo:country="UA" fo:font-weight="normal" style:language-asian="ar" style:country-asian="SA" style:font-weight-asian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style:language-asian="ar" style:country-asian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ЦЕНЗІЯ</text:p>
      <text:p text:style-name="P2">на магістерську атестаційну роботу студента гр. БІКСм-12-1</text:p>
      <text:p text:style-name="P2">Фролова Владислава Володимировича</text:p>
      <text:p text:style-name="P2">на тему:</text:p>
      <text:p text:style-name="P1"><text:span text:style-name="T1">“Дослідження методів формування нелінійних вузлів замін блочних симетричних шифрів”</text:span></text:p>
      <text:p text:style-name="P4"/>
      <text:p text:style-name="P8">Магістерська <text:s/>атестаційна робота виконана згідно завдання у повному об’ємі та з відмінною якістю. Робота відповідає стандартам та вимогам, які ставляться до магістерських атестаційних робіт, містить посилання на актуальні публікації та статті з даної тематики, в тому числі іншомовні. Огляд доступних науково-технічних джерел інформацій та їх цитування зроблене на необхідному рівні.</text:p>
      <text:p text:style-name="P8">Основні результати роботи опубліковані в статтях в збірниках наукових праць, одержали схвалення фахівців. Рішення поставлених у роботі задач обґрунтовані і відрізняються повнотою та доступністю для сприйняття.</text:p>
      <text:p text:style-name="P8">Необхідно зазначити, що робота має практичну спрямованість отриманих результатів з оцінки ефективності методів формування нелінійних вузлів замін блочних симетричних шифрів, а саме методу імітації відпалу. В роботі були розглянуті сучасні алгоритми шифрування з метою оцінки ефективності формованих вузлів замін та наочно відображені порівняльні криптографічні та швидкісні характеристики методу імітації відпалу.</text:p>
      <text:p text:style-name="P7"><text:span text:style-name="T5">При дослідженнях продемонстровано <text:s/>високий рівень програмного моделювання, що дозволило отримати важливі статистичні та практичні результати. В роботі є подальші напрямки розвитку та вона може бути доповнена і розвинута.</text:span></text:p>
      <text:p text:style-name="P8">Недоліком роботи є недостатнє висвітлення порівняльного аналізу методу імітації відпалу з іншими методами формування нелінійних вузлів змін.</text:p>
      <text:p text:style-name="P9">Вважаю, що магістерська атестаційна робота заслуговує оцінки «<text:span text:style-name="T2">відмінно</text:span>», а <text:span text:style-name="T2">студент Фролов Владислав Володимирович присвоєння звання магістра, кваліфікації інженера з безпеки інформаційних та комунікаційних систем з дослідницьким рівнем діяльності, викладача ВНЗ</text:span>.</text:p>
      <text:p text:style-name="P6"><text:s/></text:p>
      <text:p text:style-name="P6"/>
      <text:p text:style-name="P3"><text:span text:style-name="T3">Рецензент: </text:span><text:span text:style-name="T6">доцент ХНТУСГ, кандидат технічних наук, доцент Кошман С.О.</text:span></text:p>
      <text:p text:style-name="P5"><text:span text:style-name="T4">“____”_____________ 2013р.<text:tab/><text:tab/> <text:s text:c="18"/></text:span>________________________</text:p>
      <text:p text:style-name="P11"><text:s text:c="15"/>(підпис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ubtitle" style:family="paragraph" style:parent-style-name="Standard" style:next-style-name="Text_20_body" style:class="chapter">
      <style:paragraph-properties fo:margin="100%" fo:margin-left="0in" fo:margin-right="0in" fo:text-align="justify" style:justify-single-word="false" fo:text-indent="0.5in" style:auto-text-indent="false"/>
      <style:text-properties fo:font-size="14pt" fo:language="uk" fo:country="UA" style:font-size-asian="14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ЦЕНЗІЯ</dc:title>
    <meta:initial-creator>HOME</meta:initial-creator>
    <meta:creation-date>2009-06-12T12:37:00</meta:creation-date>
    <dc:date>2013-05-29T13:39:09</dc:date>
    <meta:print-date>2009-06-12T12:36:00</meta:print-date>
    <meta:editing-cycles>5</meta:editing-cycles>
    <meta:editing-duration>PT29M53S</meta:editing-duration>
    <meta:generator>LibreOffice/3.5$Linux_x86 LibreOffice_project/350m1$Build-2</meta:generator>
    <meta:document-statistic meta:table-count="0" meta:image-count="0" meta:object-count="0" meta:page-count="1" meta:paragraph-count="15" meta:word-count="236" meta:character-count="1981" meta:non-whitespace-character-count="1721"/>
    <meta:user-defined meta:name="Info 1"/>
    <meta:user-defined meta:name="Info 2"/>
    <meta:user-defined meta:name="Info 3"/>
    <meta:user-defined meta:name="Info 4"/>
  </office:meta>
</office:document-meta>
</file>